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607" style:parent-style-name="HTMLCode" style:family="text">
      <style:text-properties style:font-name-asian="Times New Roman"/>
    </style:style>
    <style:style style:name="P2608" style:parent-style-name="Normal" style:family="paragraph">
      <style:text-properties fo:font-weight="bold" style:font-weight-asian="bold" style:font-weight-complex="bold"/>
    </style:style>
    <style:style style:name="P2609" style:parent-style-name="Normal" style:family="paragraph">
      <style:text-properties fo:font-weight="bold" style:font-weight-asian="bold" style:font-weight-complex="bold"/>
    </style:style>
    <style:style style:name="P2610" style:parent-style-name="Normal" style:family="paragraph">
      <style:text-properties fo:font-weight="bold" style:font-weight-asian="bold" style:font-weight-complex="bold"/>
    </style:style>
    <style:style style:name="P2611" style:parent-style-name="Normal" style:family="paragraph">
      <style:text-properties fo:font-weight="bold" style:font-weight-asian="bold" style:font-weight-complex="bold"/>
    </style:style>
    <style:style style:name="P2612" style:parent-style-name="Normal" style:family="paragraph">
      <style:text-properties fo:font-weight="bold" style:font-weight-asian="bold" style:font-weight-complex="bold"/>
    </style:style>
    <style:style style:name="P2613" style:parent-style-name="Normal" style:family="paragraph">
      <style:text-properties fo:font-weight="bold" style:font-weight-asian="bold" style:font-weight-complex="bold"/>
    </style:style>
    <style:style style:name="P2614" style:parent-style-name="Normal" style:family="paragraph">
      <style:text-properties fo:font-weight="bold" style:font-weight-asian="bold" style:font-weight-complex="bold"/>
    </style:style>
    <style:style style:name="P2615" style:parent-style-name="Normal" style:family="paragraph">
      <style:text-properties fo:font-weight="bold" style:font-weight-asian="bold" style:font-weight-complex="bold"/>
    </style:style>
    <style:style style:name="P2616" style:parent-style-name="Normal" style:family="paragraph">
      <style:text-properties fo:font-weight="bold" style:font-weight-asian="bold" style:font-weight-complex="bold"/>
    </style:style>
    <style:style style:name="P2617" style:parent-style-name="Normal" style:family="paragraph">
      <style:text-properties fo:font-weight="bold" style:font-weight-asian="bold" style:font-weight-complex="bold"/>
    </style:style>
    <style:style style:name="P2618" style:parent-style-name="Normal" style:family="paragraph">
      <style:text-properties fo:font-weight="bold" style:font-weight-asian="bold" style:font-weight-complex="bold"/>
    </style:style>
    <style:style style:name="P2619" style:parent-style-name="Normal" style:family="paragraph">
      <style:text-properties fo:font-weight="bold" style:font-weight-asian="bold" style:font-weight-complex="bold"/>
    </style:style>
    <style:style style:name="P2620" style:parent-style-name="Normal" style:family="paragraph">
      <style:text-properties fo:font-weight="bold" style:font-weight-asian="bold" style:font-weight-complex="bold"/>
    </style:style>
    <style:style style:name="P2621" style:parent-style-name="Normal" style:family="paragraph">
      <style:text-properties fo:font-weight="bold" style:font-weight-asian="bold" style:font-weight-complex="bold"/>
    </style:style>
    <style:style style:name="P2622" style:parent-style-name="Normal" style:family="paragraph">
      <style:text-properties fo:font-weight="bold" style:font-weight-asian="bold" style:font-weight-complex="bold"/>
    </style:style>
    <style:style style:name="P2623" style:parent-style-name="Normal" style:family="paragraph">
      <style:text-properties fo:font-weight="bold" style:font-weight-asian="bold" style:font-weight-complex="bold"/>
    </style:style>
    <style:style style:name="P2624" style:parent-style-name="Normal" style:family="paragraph">
      <style:text-properties fo:font-weight="bold" style:font-weight-asian="bold" style:font-weight-complex="bold"/>
    </style:style>
    <style:style style:name="P2625" style:parent-style-name="Normal" style:family="paragraph">
      <style:text-properties fo:font-weight="bold" style:font-weight-asian="bold" style:font-weight-complex="bold"/>
    </style:style>
    <style:style style:name="P2626" style:parent-style-name="Normal" style:family="paragraph">
      <style:text-properties fo:font-weight="bold" style:font-weight-asian="bold" style:font-weight-complex="bold"/>
    </style:style>
    <style:style style:name="P2627" style:parent-style-name="Normal" style:family="paragraph">
      <style:text-properties fo:font-weight="bold" style:font-weight-asian="bold" style:font-weight-complex="bold"/>
    </style:style>
    <style:style style:name="P2628" style:parent-style-name="Normal" style:family="paragraph">
      <style:text-properties fo:font-weight="bold" style:font-weight-asian="bold" style:font-weight-complex="bold"/>
    </style:style>
    <style:style style:name="P2629" style:parent-style-name="Normal" style:family="paragraph">
      <style:text-properties fo:font-weight="bold" style:font-weight-asian="bold" style:font-weight-complex="bold"/>
    </style:style>
    <style:style style:name="P2630" style:parent-style-name="Normal" style:family="paragraph">
      <style:text-properties fo:font-weight="bold" style:font-weight-asian="bold" style:font-weight-complex="bold"/>
    </style:style>
    <style:style style:name="P26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2632" style:parent-style-name="Normal" style:family="paragraph">
      <style:text-properties fo:font-weight="bold" style:font-weight-asian="bold" style:font-weight-complex="bold"/>
    </style:style>
    <style:style style:name="P2633" style:parent-style-name="Normal" style:list-style-name="LFO26" style:family="paragraph"/>
    <style:style style:name="T2634" style:parent-style-name="DefaultParagraphFont" style:family="text">
      <style:text-properties fo:font-weight="bold" style:font-weight-asian="bold" style:font-weight-complex="bold"/>
    </style:style>
    <style:style style:name="P2635" style:parent-style-name="Normal" style:list-style-name="LFO26" style:family="paragraph"/>
    <style:style style:name="P2636" style:parent-style-name="Normal" style:list-style-name="LFO26" style:family="paragraph"/>
    <style:style style:name="T2637" style:parent-style-name="DefaultParagraphFont" style:family="text">
      <style:text-properties fo:font-weight="bold" style:font-weight-asian="bold" style:font-weight-complex="bold"/>
    </style:style>
    <style:style style:name="P2638" style:parent-style-name="Normal" style:list-style-name="LFO26" style:family="paragraph"/>
    <style:style style:name="P2639" style:parent-style-name="Normal" style:list-style-name="LFO26" style:family="paragraph"/>
    <style:style style:name="T2640" style:parent-style-name="DefaultParagraphFont" style:family="text">
      <style:text-properties fo:font-weight="bold" style:font-weight-asian="bold" style:font-weight-complex="bold"/>
    </style:style>
    <style:style style:name="P2641" style:parent-style-name="Normal" style:list-style-name="LFO26" style:family="paragraph"/>
    <style:style style:name="P2642" style:parent-style-name="Normal" style:family="paragraph">
      <style:text-properties fo:font-weight="bold" style:font-weight-asian="bold" style:font-weight-complex="bold"/>
    </style:style>
    <style:style style:name="P2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7" style:parent-style-name="Normal" style:family="paragraph">
      <style:text-properties fo:font-weight="bold" style:font-weight-asian="bold" style:font-weight-complex="bold"/>
    </style:style>
    <style:style style:name="P2768" style:parent-style-name="Normal" style:list-style-name="LFO27" style:family="paragraph"/>
    <style:style style:name="T2769" style:parent-style-name="DefaultParagraphFont" style:family="text">
      <style:text-properties fo:font-weight="bold" style:font-weight-asian="bold" style:font-weight-complex="bold"/>
    </style:style>
    <style:style style:name="P2770" style:parent-style-name="Normal" style:list-style-name="LFO27" style:family="paragraph"/>
    <style:style style:name="P2771" style:parent-style-name="Normal" style:list-style-name="LFO27" style:family="paragraph"/>
    <style:style style:name="T2772" style:parent-style-name="DefaultParagraphFont" style:family="text">
      <style:text-properties fo:font-weight="bold" style:font-weight-asian="bold" style:font-weight-complex="bold"/>
    </style:style>
    <style:style style:name="P2773" style:parent-style-name="Normal" style:list-style-name="LFO27" style:family="paragraph"/>
    <style:style style:name="P2774" style:parent-style-name="Normal" style:list-style-name="LFO27" style:family="paragraph"/>
    <style:style style:name="T2775" style:parent-style-name="DefaultParagraphFont" style:family="text">
      <style:text-properties fo:font-weight="bold" style:font-weight-asian="bold" style:font-weight-complex="bold"/>
    </style:style>
    <style:style style:name="P2776" style:parent-style-name="Normal" style:list-style-name="LFO27" style:family="paragraph"/>
    <style:style style:name="P2777" style:parent-style-name="Normal" style:family="paragraph">
      <style:text-properties fo:font-weight="bold" style:font-weight-asian="bold" style:font-weight-complex="bold"/>
    </style:style>
    <style:style style:name="P2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7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794" style:parent-style-name="Normal" style:family="paragraph">
      <style:text-properties fo:font-weight="bold" style:font-weight-asian="bold" style:font-weight-complex="bold"/>
    </style:style>
    <style:style style:name="P2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8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9" style:parent-style-name="Normal" style:family="paragraph">
      <style:text-properties fo:font-weight="bold" style:font-weight-asian="bold" style:font-weight-complex="bold"/>
    </style:style>
    <style:style style:name="P2920" style:parent-style-name="Normal" style:list-style-name="LFO28" style:family="paragraph"/>
    <style:style style:name="T2921" style:parent-style-name="DefaultParagraphFont" style:family="text">
      <style:text-properties fo:font-weight="bold" style:font-weight-asian="bold" style:font-weight-complex="bold"/>
    </style:style>
    <style:style style:name="P2922" style:parent-style-name="Normal" style:list-style-name="LFO28" style:family="paragraph"/>
    <style:style style:name="P2923" style:parent-style-name="Normal" style:list-style-name="LFO28" style:family="paragraph"/>
    <style:style style:name="P2924" style:parent-style-name="Normal" style:list-style-name="LFO28" style:family="paragraph"/>
    <style:style style:name="T2925" style:parent-style-name="DefaultParagraphFont" style:family="text">
      <style:text-properties fo:font-weight="bold" style:font-weight-asian="bold" style:font-weight-complex="bold"/>
    </style:style>
    <style:style style:name="P29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41" style:parent-style-name="DefaultParagraphFont" style:family="text">
      <style:text-properties fo:font-weight="bold" style:font-weight-asian="bold" style:font-weight-complex="bold"/>
    </style:style>
    <style:style style:name="P2942" style:parent-style-name="Normal" style:list-style-name="LFO29" style:family="paragraph"/>
    <style:style style:name="P2943" style:parent-style-name="Normal" style:list-style-name="LFO29" style:family="paragraph"/>
    <style:style style:name="P2944" style:parent-style-name="Normal" style:list-style-name="LFO29" style:family="paragraph"/>
    <style:style style:name="T294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P2606">This program defines a recursive function<text:s/><text:span text:style-name="T2607">factorial</text:span><text:s/>that calculates the factorial of a given number and returns the result.</text:p>
      <text:p text:style-name="P2608">9</text:p>
      <text:p text:style-name="P2609">Given the following program”</text:p>
      <text:p text:style-name="P2610">#include&lt;stdio.h&gt;</text:p>
      <text:p text:style-name="P2611">#include&lt;stdlib.h&gt;</text:p>
      <text:p text:style-name="P2612">void displayMessage(int n);</text:p>
      <text:p text:style-name="P2613">int main()</text:p>
      <text:p text:style-name="P2614">{</text:p>
      <text:p text:style-name="P2615">int a=3;</text:p>
      <text:p text:style-name="P2616">printf("Enter a value:");</text:p>
      <text:p text:style-name="P2617">scanf("%d",a);</text:p>
      <text:p text:style-name="P2618">displayMessage(a);</text:p>
      <text:p text:style-name="P2619">printf("The function has been called %d times\n");</text:p>
      <text:p text:style-name="P2620">system("pause");</text:p>
      <text:p text:style-name="P2621">return 0;</text:p>
      <text:p text:style-name="P2622">}</text:p>
      <text:p text:style-name="P2623">void displayMessage(int n)</text:p>
      <text:p text:style-name="P2624">{</text:p>
      <text:p text:style-name="P2625">int i;</text:p>
      <text:p text:style-name="P2626">i=1;</text:p>
      <text:p text:style-name="P2627">do{</text:p>
      <text:p text:style-name="P2628">printf("C program\n");</text:p>
      <text:p text:style-name="P2629">i++;</text:p>
      <text:p text:style-name="P2630">}while(i&lt;=n);</text:p>
      <text:p text:style-name="P2631">}</text:p>
      <text:p text:style-name="Normal">The provided program has a few issues that need correction to work as intended. Below, I'll discuss the problems and provide a corrected version of the program.</text:p>
      <text:p text:style-name="P2632">Problems in the Original Program:</text:p>
      <text:list text:style-name="LFO26" text:continue-numbering="true">
        <text:list-item>
          <text:p text:style-name="P2633"><text:span text:style-name="T2634">scanf("%d",a);</text:span>:</text:p>
          <text:list text:continue-numbering="true">
            <text:list-item>
              <text:p text:style-name="P2635">The scanf function requires the address of the variable where the input will be stored. The correct way to pass the address of a is to use &amp;a.</text:p>
            </text:list-item>
          </text:list>
        </text:list-item>
        <text:list-item>
          <text:p text:style-name="P2636"><text:span text:style-name="T2637">printf("The function has been called %d times\n");</text:span>:</text:p>
          <text:list text:continue-numbering="true">
            <text:list-item>
              <text:p text:style-name="P2638">The program attempts to print the number of times the function displayMessage is called, but it doesn't pass any variable to the printf function to do so.</text:p>
            </text:list-item>
          </text:list>
        </text:list-item>
        <text:list-item>
          <text:p text:style-name="P2639"><text:span text:style-name="T2640">No argument passed to printf("The function has been called %d times\n");</text:span>:</text:p>
          <text:list text:continue-numbering="true">
            <text:list-item>
              <text:p text:style-name="P2641">The code attempts to print how many times the function displayMessage was called, but no corresponding variable or argument is passed to printf.</text:p>
            </text:list-item>
          </text:list>
        </text:list-item>
      </text:list>
      <text:p text:style-name="P2642">Corrected Program:</text:p>
      <text:p text:style-name="P2643"><text:span text:style-name="T2644">#include</text:span><text:span text:style-name="T2645"><text:s/></text:span><text:span text:style-name="T2646">&lt;stdio.h&gt;</text:span></text:p>
      <text:p text:style-name="P2647"><text:span text:style-name="T2648">#include</text:span><text:span text:style-name="T2649"><text:s/></text:span><text:span text:style-name="T2650">&lt;stdlib.h&gt;</text:span></text:p>
      <text:p text:style-name="P2651"/>
      <text:p text:style-name="P2652"><text:span text:style-name="T2653">// Function to display a message n times</text:span></text:p>
      <text:p text:style-name="P2654"><text:span text:style-name="T2655">void</text:span><text:span text:style-name="T2656"><text:s/></text:span><text:span text:style-name="T2657">displayMessage</text:span><text:span text:style-name="T2658">(</text:span><text:span text:style-name="T2659">int</text:span><text:span text:style-name="T2660"><text:s/></text:span><text:span text:style-name="T2661">n</text:span><text:span text:style-name="T2662">);</text:span></text:p>
      <text:p text:style-name="P2663"/>
      <text:p text:style-name="P2664"><text:span text:style-name="T2665">int</text:span><text:span text:style-name="T2666"><text:s/></text:span><text:span text:style-name="T2667">main</text:span><text:span text:style-name="T2668">() {</text:span></text:p>
      <text:p text:style-name="P2669"><text:span text:style-name="T2670">   <text:s/></text:span><text:span text:style-name="T2671">int</text:span><text:span text:style-name="T2672"><text:s/>a;</text:span></text:p>
      <text:p text:style-name="P2673"/>
      <text:p text:style-name="P2674"><text:span text:style-name="T2675">   <text:s/></text:span><text:span text:style-name="T2676">printf</text:span><text:span text:style-name="T2677">(</text:span><text:span text:style-name="T2678">"Enter a value: "</text:span><text:span text:style-name="T2679">);</text:span></text:p>
      <text:p text:style-name="P2680"><text:span text:style-name="T2681">   <text:s/></text:span><text:span text:style-name="T2682">scanf</text:span><text:span text:style-name="T2683">(</text:span><text:span text:style-name="T2684">"</text:span><text:span text:style-name="T2685">%d</text:span><text:span text:style-name="T2686">"</text:span><text:span text:style-name="T2687">,<text:s/></text:span><text:span text:style-name="T2688">&amp;</text:span><text:span text:style-name="T2689">a);</text:span><text:span text:style-name="T2690"><text:s/> // Corrected to use &amp;a to store the input in variable a</text:span></text:p>
      <text:p text:style-name="P2691"/>
      <text:p text:style-name="P2692"><text:span text:style-name="T2693">   <text:s/></text:span><text:span text:style-name="T2694">displayMessage</text:span><text:span text:style-name="T2695">(a);</text:span></text:p>
      <text:p text:style-name="P2696"/>
      <text:p text:style-name="P2697"><text:span text:style-name="T2698">   <text:s/></text:span><text:span text:style-name="T2699">printf</text:span><text:span text:style-name="T2700">(</text:span><text:span text:style-name="T2701">"The function has been called<text:s/></text:span><text:span text:style-name="T2702">%d</text:span><text:span text:style-name="T2703"><text:s/>times</text:span><text:span text:style-name="T2704">\n</text:span><text:span text:style-name="T2705">"</text:span><text:span text:style-name="T2706">, a);</text:span><text:span text:style-name="T2707"><text:s/> // Corrected to pass 'a' as an argument to printf</text:span></text:p>
      <text:p text:style-name="P2708"/>
      <text:p text:style-name="P2709"><text:span text:style-name="T2710">   <text:s/></text:span><text:span text:style-name="T2711">system</text:span><text:span text:style-name="T2712">(</text:span><text:span text:style-name="T2713">"pause"</text:span><text:span text:style-name="T2714">);</text:span></text:p>
      <text:p text:style-name="P2715"><text:span text:style-name="T2716">   <text:s/></text:span><text:span text:style-name="T2717">return</text:span><text:span text:style-name="T2718"><text:s/></text:span><text:span text:style-name="T2719">0</text:span><text:span text:style-name="T2720">;</text:span></text:p>
      <text:p text:style-name="P2721">}</text:p>
      <text:p text:style-name="P2722"/>
      <text:p text:style-name="P2723"><text:span text:style-name="T2724">void</text:span><text:span text:style-name="T2725"><text:s/></text:span><text:span text:style-name="T2726">displayMessage</text:span><text:span text:style-name="T2727">(</text:span><text:span text:style-name="T2728">int</text:span><text:span text:style-name="T2729"><text:s/></text:span><text:span text:style-name="T2730">n</text:span><text:span text:style-name="T2731">) {</text:span></text:p>
      <text:p text:style-name="P2732"><text:span text:style-name="T2733">   <text:s/></text:span><text:span text:style-name="T2734">int</text:span><text:span text:style-name="T2735"><text:s/>i<text:s/></text:span><text:span text:style-name="T2736">=</text:span><text:span text:style-name="T2737"><text:s/></text:span><text:span text:style-name="T2738">1</text:span><text:span text:style-name="T2739">;</text:span></text:p>
      <text:p text:style-name="P2740"/>
      <text:p text:style-name="P2741"><text:span text:style-name="T2742">   <text:s/></text:span><text:span text:style-name="T2743">do</text:span><text:span text:style-name="T2744"><text:s/>{</text:span></text:p>
      <text:p text:style-name="P2745"><text:span text:style-name="T2746">       <text:s/></text:span><text:span text:style-name="T2747">printf</text:span><text:span text:style-name="T2748">(</text:span><text:span text:style-name="T2749">"C program</text:span><text:span text:style-name="T2750">\n</text:span><text:span text:style-name="T2751">"</text:span><text:span text:style-name="T2752">);</text:span></text:p>
      <text:p text:style-name="P2753"><text:span text:style-name="T2754">        i</text:span><text:span text:style-name="T2755">++</text:span><text:span text:style-name="T2756">;</text:span></text:p>
      <text:p text:style-name="P2757"><text:span text:style-name="T2758">    }<text:s/></text:span><text:span text:style-name="T2759">while</text:span><text:span text:style-name="T2760"><text:s/>(i<text:s/></text:span><text:span text:style-name="T2761">&lt;=</text:span><text:span text:style-name="T2762"><text:s/></text:span><text:span text:style-name="T2763">n</text:span><text:span text:style-name="T2764">);</text:span></text:p>
      <text:p text:style-name="P2765">}</text:p>
      <text:p text:style-name="P2766"/>
      <text:p text:style-name="P2767">Explanation of the Corrected Program:</text:p>
      <text:list text:style-name="LFO27" text:continue-numbering="true">
        <text:list-item>
          <text:p text:style-name="P2768"><text:span text:style-name="T2769">scanf("%d", &amp;a);</text:span>:</text:p>
          <text:list text:continue-numbering="true">
            <text:list-item>
              <text:p text:style-name="P2770">This line correctly takes user input and stores it in the variable a.</text:p>
            </text:list-item>
          </text:list>
        </text:list-item>
        <text:list-item>
          <text:p text:style-name="P2771"><text:span text:style-name="T2772">displayMessage(a);</text:span>:</text:p>
          <text:list text:continue-numbering="true">
            <text:list-item>
              <text:p text:style-name="P2773">This function call now works as expected, displaying the message "C program" a times.</text:p>
            </text:list-item>
          </text:list>
        </text:list-item>
        <text:list-item>
          <text:p text:style-name="P2774"><text:span text:style-name="T2775">printf("The function has been called %d times\n", a);</text:span>:</text:p>
          <text:list text:continue-numbering="true">
            <text:list-item>
              <text:p text:style-name="P2776">This line now correctly prints how many times the message has been displayed.</text:p>
            </text:list-item>
          </text:list>
        </text:list-item>
      </text:list>
      <text:p text:style-name="P2777">Output Example:</text:p>
      <text:p text:style-name="Normal">If the user enters the value 3, the output will be:</text:p>
      <text:p text:style-name="P2778"><text:span text:style-name="T2779">Enter a value:<text:s/></text:span><text:span text:style-name="T2780">3</text:span></text:p>
      <text:p text:style-name="P2781">C program</text:p>
      <text:p text:style-name="P2782">C program</text:p>
      <text:p text:style-name="P2783">C program</text:p>
      <text:p text:style-name="P2784"><text:span text:style-name="T2785">The function has been called<text:s/></text:span><text:span text:style-name="T2786">3</text:span><text:span text:style-name="T2787"><text:s/>times</text:span></text:p>
      <text:p text:style-name="P2788"><text:span text:style-name="T2789">Press any key to<text:s/></text:span><text:span text:style-name="T2790">continue</text:span><text:span text:style-name="T2791"><text:s/>. . .</text:span></text:p>
      <text:p text:style-name="P2792"/>
      <text:p text:style-name="Normal"/>
      <text:p text:style-name="P2793">The program correctly asks for a value, then prints "C program" the specified number of times, and finally informs the user how many times the function was called.</text:p>
      <text:p text:style-name="Normal"/>
      <text:p text:style-name="Normal">10</text:p>
      <text:p text:style-name="Normal">a) Find and correct the errors in the above program.</text:p>
      <text:p text:style-name="Normal">b) Explain when you will need to use printf () and scanf() in C language?</text:p>
      <text:p text:style-name="Normal">c) Write the output when a user enters a=2.</text:p>
      <text:p text:style-name="Normal">d) If a user types 0 in the black screen, what do you think should be the result?</text:p>
      <text:p text:style-name="Normal"/>
      <text:p text:style-name="P2794">A) Find and Correct the Errors in the Above Program</text:p>
      <text:p text:style-name="Normal">Here is the corrected version of the program:</text:p>
      <text:p text:style-name="P2795"><text:span text:style-name="T2796">#include</text:span><text:span text:style-name="T2797"><text:s/></text:span><text:span text:style-name="T2798">&lt;stdio.h&gt;</text:span></text:p>
      <text:p text:style-name="P2799"><text:span text:style-name="T2800">#include</text:span><text:span text:style-name="T2801"><text:s/></text:span><text:span text:style-name="T2802">&lt;stdlib.h&gt;</text:span></text:p>
      <text:p text:style-name="P2803"/>
      <text:p text:style-name="P2804"><text:span text:style-name="T2805">// Function to display a message n times</text:span></text:p>
      <text:p text:style-name="P2806"><text:span text:style-name="T2807">void</text:span><text:span text:style-name="T2808"><text:s/></text:span><text:span text:style-name="T2809">displayMessage</text:span><text:span text:style-name="T2810">(</text:span><text:span text:style-name="T2811">int</text:span><text:span text:style-name="T2812"><text:s/></text:span><text:span text:style-name="T2813">n</text:span><text:span text:style-name="T2814">);</text:span></text:p>
      <text:p text:style-name="P2815"/>
      <text:p text:style-name="P2816"><text:span text:style-name="T2817">int</text:span><text:span text:style-name="T2818"><text:s/></text:span><text:span text:style-name="T2819">main</text:span><text:span text:style-name="T2820">() {</text:span></text:p>
      <text:p text:style-name="P2821"><text:span text:style-name="T2822">   <text:s/></text:span><text:span text:style-name="T2823">int</text:span><text:span text:style-name="T2824"><text:s/>a;</text:span></text:p>
      <text:p text:style-name="P2825"/>
      <text:p text:style-name="P2826"><text:span text:style-name="T2827">   <text:s/></text:span><text:span text:style-name="T2828">printf</text:span><text:span text:style-name="T2829">(</text:span><text:span text:style-name="T2830">"Enter a value: "</text:span><text:span text:style-name="T2831">);</text:span></text:p>
      <text:p text:style-name="P2832"><text:span text:style-name="T2833">   <text:s/></text:span><text:span text:style-name="T2834">scanf</text:span><text:span text:style-name="T2835">(</text:span><text:span text:style-name="T2836">"</text:span><text:span text:style-name="T2837">%d</text:span><text:span text:style-name="T2838">"</text:span><text:span text:style-name="T2839">,<text:s/></text:span><text:span text:style-name="T2840">&amp;</text:span><text:span text:style-name="T2841">a);</text:span><text:span text:style-name="T2842"><text:s/> // Corrected: Added '&amp;' to store input in 'a'</text:span></text:p>
      <text:p text:style-name="P2843"/>
      <text:p text:style-name="P2844"><text:span text:style-name="T2845">   <text:s/></text:span><text:span text:style-name="T2846">displayMessage</text:span><text:span text:style-name="T2847">(a);</text:span></text:p>
      <text:p text:style-name="P2848"/>
      <text:p text:style-name="P2849"><text:span text:style-name="T2850">   <text:s/></text:span><text:span text:style-name="T2851">printf</text:span><text:span text:style-name="T2852">(</text:span><text:span text:style-name="T2853">"The function has been called<text:s/></text:span><text:span text:style-name="T2854">%d</text:span><text:span text:style-name="T2855"><text:s/>times</text:span><text:span text:style-name="T2856">\n</text:span><text:span text:style-name="T2857">"</text:span><text:span text:style-name="T2858">, a);</text:span><text:span text:style-name="T2859"><text:s/> // Corrected: Passing 'a' as an argument</text:span></text:p>
      <text:p text:style-name="P2860"/>
      <text:p text:style-name="P2861"><text:span text:style-name="T2862">   <text:s/></text:span><text:span text:style-name="T2863">system</text:span><text:span text:style-name="T2864">(</text:span><text:span text:style-name="T2865">"pause"</text:span><text:span text:style-name="T2866">);</text:span></text:p>
      <text:p text:style-name="P2867"><text:span text:style-name="T2868">   <text:s/></text:span><text:span text:style-name="T2869">return</text:span><text:span text:style-name="T2870"><text:s/></text:span><text:span text:style-name="T2871">0</text:span><text:span text:style-name="T2872">;</text:span></text:p>
      <text:p text:style-name="P2873">}</text:p>
      <text:p text:style-name="P2874"/>
      <text:p text:style-name="P2875"><text:span text:style-name="T2876">void</text:span><text:span text:style-name="T2877"><text:s/></text:span><text:span text:style-name="T2878">displayMessage</text:span><text:span text:style-name="T2879">(</text:span><text:span text:style-name="T2880">int</text:span><text:span text:style-name="T2881"><text:s/></text:span><text:span text:style-name="T2882">n</text:span><text:span text:style-name="T2883">) {</text:span></text:p>
      <text:p text:style-name="P2884"><text:span text:style-name="T2885">   <text:s/></text:span><text:span text:style-name="T2886">int</text:span><text:span text:style-name="T2887"><text:s/>i<text:s/></text:span><text:span text:style-name="T2888">=</text:span><text:span text:style-name="T2889"><text:s/></text:span><text:span text:style-name="T2890">1</text:span><text:span text:style-name="T2891">;</text:span></text:p>
      <text:p text:style-name="P2892"/>
      <text:p text:style-name="P2893"><text:span text:style-name="T2894">   <text:s/></text:span><text:span text:style-name="T2895">do</text:span><text:span text:style-name="T2896"><text:s/>{</text:span></text:p>
      <text:p text:style-name="P2897"><text:span text:style-name="T2898">       <text:s/></text:span><text:span text:style-name="T2899">printf</text:span><text:span text:style-name="T2900">(</text:span><text:span text:style-name="T2901">"C program</text:span><text:span text:style-name="T2902">\n</text:span><text:span text:style-name="T2903">"</text:span><text:span text:style-name="T2904">);</text:span></text:p>
      <text:p text:style-name="P2905"><text:span text:style-name="T2906">        i</text:span><text:span text:style-name="T2907">++</text:span><text:span text:style-name="T2908">;</text:span></text:p>
      <text:p text:style-name="P2909"><text:span text:style-name="T2910">    }<text:s/></text:span><text:span text:style-name="T2911">while</text:span><text:span text:style-name="T2912"><text:s/>(i<text:s/></text:span><text:span text:style-name="T2913">&lt;=</text:span><text:span text:style-name="T2914"><text:s/></text:span><text:span text:style-name="T2915">n</text:span><text:span text:style-name="T2916">);</text:span></text:p>
      <text:p text:style-name="P2917">}</text:p>
      <text:p text:style-name="P2918"/>
      <text:p text:style-name="P2919">B) Explain When You Will Need to Use printf() and scanf() in C Language</text:p>
      <text:list text:style-name="LFO28" text:continue-numbering="true">
        <text:list-item>
          <text:p text:style-name="P2920"><text:span text:style-name="T2921">printf()</text:span>:</text:p>
          <text:list text:continue-numbering="true">
            <text:list-item>
              <text:p text:style-name="P2922">Used to output (print) information to the console or standard output.</text:p>
            </text:list-item>
            <text:list-item>
              <text:p text:style-name="P2923">It can display strings, numbers, and formatted data.</text:p>
            </text:list-item>
            <text:list-item>
              <text:p text:style-name="P2924"><text:span text:style-name="T2925">Example</text:span>:</text:p>
            </text:list-item>
          </text:list>
        </text:list-item>
      </text:list>
      <text:p text:style-name="P2926"><text:span text:style-name="T2927">printf</text:span><text:span text:style-name="T2928">(</text:span><text:span text:style-name="T2929">"Hello, World!</text:span><text:span text:style-name="T2930">\n</text:span><text:span text:style-name="T2931">"</text:span><text:span text:style-name="T2932">);</text:span></text:p>
      <text:p text:style-name="P2933"><text:span text:style-name="T2934">printf</text:span><text:span text:style-name="T2935">(</text:span><text:span text:style-name="T2936">"The value is:<text:s/></text:span><text:span text:style-name="T2937">%d\n</text:span><text:span text:style-name="T2938">"</text:span><text:span text:style-name="T2939">, a);</text:span></text:p>
      <text:p text:style-name="P2940"/>
      <text:p text:style-name="Normal"><text:span text:style-name="T2941">scanf()</text:span>:</text:p>
      <text:list text:style-name="LFO29" text:continue-numbering="true">
        <text:list-item>
          <text:p text:style-name="P2942">Used to read input from the user or standard input.</text:p>
        </text:list-item>
        <text:list-item>
          <text:p text:style-name="P2943">It stores the input in specified variables.</text:p>
        </text:list-item>
        <text:list-item>
          <text:p text:style-name="P2944"><text:span text:style-name="T2945">Example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41:00Z</dc:date>
    <meta:template xlink:href="Normal" xlink:type="simple"/>
    <meta:editing-cycles>78</meta:editing-cycles>
    <meta:editing-duration>PT4020S</meta:editing-duration>
    <meta:document-statistic meta:page-count="25" meta:paragraph-count="49" meta:word-count="3679" meta:character-count="24603" meta:row-count="174" meta:non-whitespace-character-count="20973"/>
  </office:meta>
</office:document-meta>
</file>